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Basic/Standard/Performan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957in" svg:height="5.8874in" svg:x="5.3728in" svg:y="0.774in">
            <draw:object draw:notify-on-update-of-ranges="Sheet1.E42:Sheet1.E58 Sheet1.A1:Sheet1.A1 Sheet1.E2:Sheet1.E18 Sheet1.A2:Sheet1.A18 Sheet1.A22:Sheet1.A22 Sheet1.E23:Sheet1.E39 Sheet1.A23:Sheet1.A39 Sheet1.A41:Sheet1.A41 Sheet1.E42:Sheet1.E58 Sheet1.A42:Sheet1.A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>
            <text:p>CPU0 – Scattered</text:p>
          </table:table-cell>
          <table:table-cell table:number-columns-repeated="13"/>
        </table:table-row>
        <table:table-row table:style-name="ro1">
          <table:table-cell table:style-name="ce1" office:value-type="float" office:value="800">
            <text:p>800</text:p>
          </table:table-cell>
          <table:table-cell office:value-type="float" office:value="0.000001467">
            <text:p>0.000001467</text:p>
          </table:table-cell>
          <table:table-cell office:value-type="float" office:value="3.0065836">
            <text:p>3.0065836</text:p>
          </table:table-cell>
          <table:table-cell office:value-type="float" office:value="0.03006395">
            <text:p>0.03006395</text:p>
          </table:table-cell>
          <table:table-cell office:value-type="float" office:value="15.069407">
            <text:p>15.069407</text:p>
          </table:table-cell>
          <table:table-cell table:number-columns-repeated="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52">
            <text:p>0.00000152</text:p>
          </table:table-cell>
          <table:table-cell office:value-type="float" office:value="2.3239776">
            <text:p>2.3239776</text:p>
          </table:table-cell>
          <table:table-cell office:value-type="float" office:value="0.023238322">
            <text:p>0.023238322</text:p>
          </table:table-cell>
          <table:table-cell office:value-type="float" office:value="11.650202">
            <text:p>11.650202</text:p>
          </table:table-cell>
          <table:table-cell table:number-columns-repeated="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532">
            <text:p>0.000001532</text:p>
          </table:table-cell>
          <table:table-cell office:value-type="float" office:value="1.7240406">
            <text:p>1.7240406</text:p>
          </table:table-cell>
          <table:table-cell office:value-type="float" office:value="0.01723751">
            <text:p>0.01723751</text:p>
          </table:table-cell>
          <table:table-cell office:value-type="float" office:value="8.648533">
            <text:p>8.648533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545">
            <text:p>0.000001545</text:p>
          </table:table-cell>
          <table:table-cell office:value-type="float" office:value="1.2105096">
            <text:p>1.2105096</text:p>
          </table:table-cell>
          <table:table-cell office:value-type="float" office:value="0.012102718">
            <text:p>0.012102718</text:p>
          </table:table-cell>
          <table:table-cell office:value-type="float" office:value="6.076359">
            <text:p>6.076359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56">
            <text:p>0.00000156</text:p>
          </table:table-cell>
          <table:table-cell office:value-type="float" office:value="0.782091">
            <text:p>0.782091</text:p>
          </table:table-cell>
          <table:table-cell office:value-type="float" office:value="0.007819582">
            <text:p>0.007819582</text:p>
          </table:table-cell>
          <table:table-cell office:value-type="float" office:value="3.930022">
            <text:p>3.930022</text:p>
          </table:table-cell>
          <table:table-cell table:number-columns-repeated="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55">
            <text:p>0.00000155</text:p>
          </table:table-cell>
          <table:table-cell office:value-type="float" office:value="0.4528072">
            <text:p>0.4528072</text:p>
          </table:table-cell>
          <table:table-cell office:value-type="float" office:value="0.00452431">
            <text:p>0.00452431</text:p>
          </table:table-cell>
          <table:table-cell office:value-type="float" office:value="2.278287">
            <text:p>2.278287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592">
            <text:p>0.000001592</text:p>
          </table:table-cell>
          <table:table-cell office:value-type="float" office:value="0.216252">
            <text:p>0.216252</text:p>
          </table:table-cell>
          <table:table-cell office:value-type="float" office:value="0.002158126">
            <text:p>0.002158126</text:p>
          </table:table-cell>
          <table:table-cell office:value-type="float" office:value="1.092116">
            <text:p>1.092116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799">
            <text:p>0.000001799</text:p>
          </table:table-cell>
          <table:table-cell office:value-type="float" office:value="0.0682088">
            <text:p>0.0682088</text:p>
          </table:table-cell>
          <table:table-cell office:value-type="float" office:value="0.000679088">
            <text:p>0.000679088</text:p>
          </table:table-cell>
          <table:table-cell office:value-type="float" office:value="0.347888">
            <text:p>0.347888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852">
            <text:p>0.000001852</text:p>
          </table:table-cell>
          <table:table-cell office:value-type="float" office:value="0.0606616">
            <text:p>0.0606616</text:p>
          </table:table-cell>
          <table:table-cell office:value-type="float" office:value="0.000603274">
            <text:p>0.000603274</text:p>
          </table:table-cell>
          <table:table-cell office:value-type="float" office:value="0.30964">
            <text:p>0.30964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749">
            <text:p>0.000001749</text:p>
          </table:table-cell>
          <table:table-cell office:value-type="float" office:value="0.0497328">
            <text:p>0.0497328</text:p>
          </table:table-cell>
          <table:table-cell office:value-type="float" office:value="0.000493808">
            <text:p>0.000493808</text:p>
          </table:table-cell>
          <table:table-cell office:value-type="float" office:value="0.254764">
            <text:p>0.254764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74">
            <text:p>0.00000174</text:p>
          </table:table-cell>
          <table:table-cell office:value-type="float" office:value="0.0441272">
            <text:p>0.0441272</text:p>
          </table:table-cell>
          <table:table-cell office:value-type="float" office:value="0.000437346">
            <text:p>0.000437346</text:p>
          </table:table-cell>
          <table:table-cell office:value-type="float" office:value="0.226381">
            <text:p>0.226381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734">
            <text:p>0.000001734</text:p>
          </table:table-cell>
          <table:table-cell office:value-type="float" office:value="0.0378908">
            <text:p>0.0378908</text:p>
          </table:table-cell>
          <table:table-cell office:value-type="float" office:value="0.000373444">
            <text:p>0.000373444</text:p>
          </table:table-cell>
          <table:table-cell office:value-type="float" office:value="0.194824">
            <text:p>0.194824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825">
            <text:p>0.000001825</text:p>
          </table:table-cell>
          <table:table-cell office:value-type="float" office:value="0.0324162">
            <text:p>0.0324162</text:p>
          </table:table-cell>
          <table:table-cell office:value-type="float" office:value="0.000320898">
            <text:p>0.000320898</text:p>
          </table:table-cell>
          <table:table-cell office:value-type="float" office:value="0.169066">
            <text:p>0.169066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695">
            <text:p>0.000001695</text:p>
          </table:table-cell>
          <table:table-cell office:value-type="float" office:value="0.0278002">
            <text:p>0.0278002</text:p>
          </table:table-cell>
          <table:table-cell office:value-type="float" office:value="0.000274746">
            <text:p>0.000274746</text:p>
          </table:table-cell>
          <table:table-cell office:value-type="float" office:value="0.149529">
            <text:p>0.14952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796">
            <text:p>0.000001796</text:p>
          </table:table-cell>
          <table:table-cell office:value-type="float" office:value="0.0273844">
            <text:p>0.0273844</text:p>
          </table:table-cell>
          <table:table-cell office:value-type="float" office:value="0.000270218">
            <text:p>0.000270218</text:p>
          </table:table-cell>
          <table:table-cell office:value-type="float" office:value="0.145586">
            <text:p>0.14558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789">
            <text:p>0.000001789</text:p>
          </table:table-cell>
          <table:table-cell office:value-type="float" office:value="0.025989">
            <text:p>0.025989</text:p>
          </table:table-cell>
          <table:table-cell office:value-type="float" office:value="0.000256762">
            <text:p>0.000256762</text:p>
          </table:table-cell>
          <table:table-cell office:value-type="float" office:value="0.137258">
            <text:p>0.13725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47">
            <text:p>0.00000147</text:p>
          </table:table-cell>
          <table:table-cell office:value-type="float" office:value="0.0267546">
            <text:p>0.0267546</text:p>
          </table:table-cell>
          <table:table-cell office:value-type="float" office:value="0.000265932">
            <text:p>0.000265932</text:p>
          </table:table-cell>
          <table:table-cell office:value-type="float" office:value="0.13951">
            <text:p>0.1395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CPU0 – optimized</text:p>
          </table:table-cell>
          <table:table-cell table:number-columns-repeated="1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384">
            <text:p>0.000001384</text:p>
          </table:table-cell>
          <table:table-cell office:value-type="float" office:value="0.2134398">
            <text:p>0.2134398</text:p>
          </table:table-cell>
          <table:table-cell office:value-type="float" office:value="0.000205344">
            <text:p>0.000205344</text:p>
          </table:table-cell>
          <table:table-cell office:value-type="float" office:value="1.17282">
            <text:p>1.17282</text:p>
          </table:table-cell>
          <table:table-cell table:number-columns-repeated="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383">
            <text:p>0.000001383</text:p>
          </table:table-cell>
          <table:table-cell office:value-type="float" office:value="0.1920692">
            <text:p>0.1920692</text:p>
          </table:table-cell>
          <table:table-cell office:value-type="float" office:value="0.00023466">
            <text:p>0.00023466</text:p>
          </table:table-cell>
          <table:table-cell office:value-type="float" office:value="1.078195">
            <text:p>1.078195</text:p>
          </table:table-cell>
          <table:table-cell table:number-columns-repeated="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381">
            <text:p>0.000001381</text:p>
          </table:table-cell>
          <table:table-cell office:value-type="float" office:value="0.1662516">
            <text:p>0.1662516</text:p>
          </table:table-cell>
          <table:table-cell office:value-type="float" office:value="0.000220296">
            <text:p>0.000220296</text:p>
          </table:table-cell>
          <table:table-cell office:value-type="float" office:value="0.940869">
            <text:p>0.940869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39">
            <text:p>0.00000139</text:p>
          </table:table-cell>
          <table:table-cell office:value-type="float" office:value="0.1422418">
            <text:p>0.1422418</text:p>
          </table:table-cell>
          <table:table-cell office:value-type="float" office:value="0.000216586">
            <text:p>0.000216586</text:p>
          </table:table-cell>
          <table:table-cell office:value-type="float" office:value="0.794147">
            <text:p>0.794147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39">
            <text:p>0.00000139</text:p>
          </table:table-cell>
          <table:table-cell office:value-type="float" office:value="0.1168678">
            <text:p>0.1168678</text:p>
          </table:table-cell>
          <table:table-cell office:value-type="float" office:value="0.00020167">
            <text:p>0.00020167</text:p>
          </table:table-cell>
          <table:table-cell office:value-type="float" office:value="0.659288">
            <text:p>0.659288</text:p>
          </table:table-cell>
          <table:table-cell table:number-columns-repeated="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385">
            <text:p>0.000001385</text:p>
          </table:table-cell>
          <table:table-cell office:value-type="float" office:value="0.0936968">
            <text:p>0.0936968</text:p>
          </table:table-cell>
          <table:table-cell office:value-type="float" office:value="0.000212176">
            <text:p>0.000212176</text:p>
          </table:table-cell>
          <table:table-cell office:value-type="float" office:value="0.523096">
            <text:p>0.523096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403">
            <text:p>0.000001403</text:p>
          </table:table-cell>
          <table:table-cell office:value-type="float" office:value="0.0660226">
            <text:p>0.0660226</text:p>
          </table:table-cell>
          <table:table-cell office:value-type="float" office:value="0.000173186">
            <text:p>0.000173186</text:p>
          </table:table-cell>
          <table:table-cell office:value-type="float" office:value="0.370603">
            <text:p>0.370603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394">
            <text:p>0.000001394</text:p>
          </table:table-cell>
          <table:table-cell office:value-type="float" office:value="0.045331">
            <text:p>0.045331</text:p>
          </table:table-cell>
          <table:table-cell office:value-type="float" office:value="0.000209516">
            <text:p>0.000209516</text:p>
          </table:table-cell>
          <table:table-cell office:value-type="float" office:value="0.24637">
            <text:p>0.24637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456">
            <text:p>0.000001456</text:p>
          </table:table-cell>
          <table:table-cell office:value-type="float" office:value="0.0403918">
            <text:p>0.0403918</text:p>
          </table:table-cell>
          <table:table-cell office:value-type="float" office:value="0.000177792">
            <text:p>0.000177792</text:p>
          </table:table-cell>
          <table:table-cell office:value-type="float" office:value="0.219824">
            <text:p>0.219824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431">
            <text:p>0.000001431</text:p>
          </table:table-cell>
          <table:table-cell office:value-type="float" office:value="0.0405526">
            <text:p>0.0405526</text:p>
          </table:table-cell>
          <table:table-cell office:value-type="float" office:value="0.000206488">
            <text:p>0.000206488</text:p>
          </table:table-cell>
          <table:table-cell office:value-type="float" office:value="0.219314">
            <text:p>0.219314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403">
            <text:p>0.000001403</text:p>
          </table:table-cell>
          <table:table-cell office:value-type="float" office:value="0.0389476">
            <text:p>0.0389476</text:p>
          </table:table-cell>
          <table:table-cell office:value-type="float" office:value="0.0002178">
            <text:p>0.0002178</text:p>
          </table:table-cell>
          <table:table-cell office:value-type="float" office:value="0.211091">
            <text:p>0.211091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434">
            <text:p>0.000001434</text:p>
          </table:table-cell>
          <table:table-cell office:value-type="float" office:value="0.0330618">
            <text:p>0.0330618</text:p>
          </table:table-cell>
          <table:table-cell office:value-type="float" office:value="0.000180968">
            <text:p>0.000180968</text:p>
          </table:table-cell>
          <table:table-cell office:value-type="float" office:value="0.181163">
            <text:p>0.18116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457">
            <text:p>0.000001457</text:p>
          </table:table-cell>
          <table:table-cell office:value-type="float" office:value="0.0369528">
            <text:p>0.0369528</text:p>
          </table:table-cell>
          <table:table-cell office:value-type="float" office:value="0.000242356">
            <text:p>0.000242356</text:p>
          </table:table-cell>
          <table:table-cell office:value-type="float" office:value="0.197414">
            <text:p>0.197414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461">
            <text:p>0.000001461</text:p>
          </table:table-cell>
          <table:table-cell office:value-type="float" office:value="0.0288922">
            <text:p>0.0288922</text:p>
          </table:table-cell>
          <table:table-cell office:value-type="float" office:value="0.000185828">
            <text:p>0.000185828</text:p>
          </table:table-cell>
          <table:table-cell office:value-type="float" office:value="0.156241">
            <text:p>0.15624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469">
            <text:p>0.000001469</text:p>
          </table:table-cell>
          <table:table-cell office:value-type="float" office:value="0.0293276">
            <text:p>0.0293276</text:p>
          </table:table-cell>
          <table:table-cell office:value-type="float" office:value="0.000215634">
            <text:p>0.000215634</text:p>
          </table:table-cell>
          <table:table-cell office:value-type="float" office:value="0.155781">
            <text:p>0.1557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495">
            <text:p>0.000001495</text:p>
          </table:table-cell>
          <table:table-cell office:value-type="float" office:value="0.0273058">
            <text:p>0.0273058</text:p>
          </table:table-cell>
          <table:table-cell office:value-type="float" office:value="0.000220106">
            <text:p>0.000220106</text:p>
          </table:table-cell>
          <table:table-cell office:value-type="float" office:value="0.144117">
            <text:p>0.14411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57">
            <text:p>0.000001657</text:p>
          </table:table-cell>
          <table:table-cell office:value-type="float" office:value="0.0231236">
            <text:p>0.0231236</text:p>
          </table:table-cell>
          <table:table-cell office:value-type="float" office:value="0.000202382">
            <text:p>0.000202382</text:p>
          </table:table-cell>
          <table:table-cell office:value-type="float" office:value="0.121006">
            <text:p>0.12100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number-columns-repeated="3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table:number-columns-repeated="3"/>
          <table:table-cell table:formula="of:=F([.A42])" office:value-type="float" office:value="859.368888888889">
            <text:p>859.3688888889</text:p>
          </table:table-cell>
          <table:table-cell table:number-columns-repeated="9"/>
        </table:table-row>
        <table:table-row table:style-name="ro1">
          <table:table-cell office:value-type="float" office:value="700">
            <text:p>700</text:p>
          </table:table-cell>
          <table:table-cell table:number-columns-repeated="3"/>
          <table:table-cell table:formula="of:=F([.A43])" office:value-type="float" office:value="657.836666666667">
            <text:p>657.8366666667</text:p>
          </table:table-cell>
          <table:table-cell table:number-columns-repeated="9"/>
        </table:table-row>
        <table:table-row table:style-name="ro1">
          <table:table-cell office:value-type="float" office:value="600">
            <text:p>600</text:p>
          </table:table-cell>
          <table:table-cell table:number-columns-repeated="3"/>
          <table:table-cell table:formula="of:=F([.A44])" office:value-type="float" office:value="483.193333333333">
            <text:p>483.1933333333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3"/>
          <table:table-cell table:formula="of:=F([.A45])" office:value-type="float" office:value="335.438888888889">
            <text:p>335.4388888889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table:number-columns-repeated="3"/>
          <table:table-cell table:formula="of:=F([.A46])" office:value-type="float" office:value="214.573333333333">
            <text:p>214.5733333333</text:p>
          </table:table-cell>
          <table:table-cell table:number-columns-repeated="9"/>
        </table:table-row>
        <table:table-row table:style-name="ro1">
          <table:table-cell office:value-type="float" office:value="300">
            <text:p>300</text:p>
          </table:table-cell>
          <table:table-cell table:number-columns-repeated="3"/>
          <table:table-cell table:formula="of:=F([.A47])" office:value-type="float" office:value="120.596666666667">
            <text:p>120.5966666667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table:number-columns-repeated="3"/>
          <table:table-cell table:formula="of:=F([.A48])" office:value-type="float" office:value="53.5088888888889">
            <text:p>53.5088888889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table:formula="of:=F([.A49])" office:value-type="float" office:value="13.31">
            <text:p>13.3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  <table:table-cell table:formula="of:=F([.A50])" office:value-type="float" office:value="10.769">
            <text:p>10.769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table:formula="of:=F([.A51])" office:value-type="float" office:value="8.49688888888889">
            <text:p>8.4968888889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table:formula="of:=F([.A52])" office:value-type="float" office:value="6.49366666666667">
            <text:p>6.4936666667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table:formula="of:=F([.A53])" office:value-type="float" office:value="4.75933333333333">
            <text:p>4.759333333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table:formula="of:=F([.A54])" office:value-type="float" office:value="3.29388888888889">
            <text:p>3.2938888889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table:formula="of:=F([.A55])" office:value-type="float" office:value="2.09733333333333">
            <text:p>2.0973333333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table:formula="of:=F([.A56])" office:value-type="float" office:value="1.16966666666667">
            <text:p>1.1696666667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formula="of:=F([.A57])" office:value-type="float" office:value="0.510888888888889">
            <text:p>0.51088888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formula="of:=F([.A58])" office:value-type="float" office:value="0.121">
            <text:p>0.121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/>
          <table:table-cell table:number-columns-repeated="1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1"/>
          <table:table-cell/>
          <table:table-cell/>
          <table:table-cell table:formula="of:=MAXPERF([.L74])" office:value-type="float" office:value="0">
            <text:p>0</text:p>
          </table:table-cell>
        </table:table-row>
        <table:table-row table:style-name="ro1">
          <table:table-cell table:number-columns-repeated="11"/>
          <table:table-cell/>
          <table:table-cell/>
          <table:table-cell table:formula="of:=MAXPERF([.L75])" office:value-type="float" office:value="0">
            <text:p>0</text:p>
          </table:table-cell>
        </table:table-row>
        <table:table-row table:style-name="ro1">
          <table:table-cell table:number-columns-repeated="11"/>
          <table:table-cell/>
          <table:table-cell/>
          <table:table-cell table:formula="of:=MAXPERF([.L76])" office:value-type="float" office:value="0">
            <text:p>0</text:p>
          </table:table-cell>
        </table:table-row>
        <table:table-row table:style-name="ro1">
          <table:table-cell table:number-columns-repeated="11"/>
          <table:table-cell/>
          <table:table-cell/>
          <table:table-cell table:formula="of:=MAXPERF([.L77])" office:value-type="float" office:value="0">
            <text:p>0</text:p>
          </table:table-cell>
        </table:table-row>
        <table:table-row table:style-name="ro1">
          <table:table-cell table:number-columns-repeated="11"/>
          <table:table-cell/>
          <table:table-cell/>
          <table:table-cell table:formula="of:=MAXPERF([.L78])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rdmann</meta:initial-creator>
    <meta:creation-date>2012-08-28T09:38:55</meta:creation-date>
    <dc:date>2012-08-29T20:17:37</dc:date>
    <dc:creator>Michael Erdmann</dc:creator>
    <meta:editing-duration>PT1H4M4S</meta:editing-duration>
    <meta:editing-cycles>14</meta:editing-cycles>
    <meta:generator>LibreOffice/3.5$Linux_X86_64 LibreOffice_project/350m1$Build-403</meta:generator>
    <meta:document-statistic meta:table-count="3" meta:cell-count="218" meta:object-count="1"/>
  </office:meta>
</office:document-meta>
</file>

<file path=Basic/Standard/Performance.xml><?xml version="1.0" encoding="utf-8"?>
<!DOCTYPE module  PUBLIC '-//OpenOffice.org//DTD OfficeDocument 1.0//EN'  'module.dtd'>
<script:module xmlns:script="http://openoffice.org/2000/script" script:name="Performance" script:language="StarBasic">REM  *****  BASIC  *****

global H as double

Sub Main

End Sub


function MaxPerf( x ) 

	MaxPerf=x/7

end function


function F(N) 

    F = 0.121/45.0 * (N*N-N)/2.0
   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forman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dash" draw:stroke-dash="Ultrafine_20_Dashe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644cm" svg:height="14.955cm" xlink:href=".." xlink:type="simple" chart:class="chart:scatter" chart:style-name="ch1">
        <chart:title svg:x="8.968cm" svg:y="0.435cm" chart:style-name="ch2">
          <text:p>Execution Time vs. Number of Particles</text:p>
        </chart:title>
        <chart:subtitle svg:x="9.325cm" svg:y="1.513cm" chart:style-name="ch3">
          <text:p>2 x Quadcore Xeon 1.8GHz; Workers=7</text:p>
        </chart:subtitle>
        <chart:legend chart:legend-position="end" svg:x="21.522cm" svg:y="6.68cm" style:legend-expansion="high" chart:style-name="ch4"/>
        <chart:plot-area chart:style-name="ch5" table:cell-range-address="Sheet1.E42:Sheet1.E58 Sheet1.A1:Sheet1.A18 Sheet1.E2:Sheet1.E18 Sheet1.A22:Sheet1.A22 Sheet1.E23:Sheet1.E39 Sheet1.A41:Sheet1.A41" chart:data-source-has-labels="both" svg:x="1.523cm" svg:y="2.794cm" svg:width="18.975cm" svg:height="10.881cm">
          <chartooo:coordinate-region svg:x="2.33cm" svg:y="2.993cm" svg:width="17.888cm" svg:height="10.035cm"/>
          <chart:axis chart:dimension="x" chart:name="primary-x" chart:style-name="ch6" chartooo:axis-type="auto">
            <chart:title svg:x="8.942cm" svg:y="13.974cm" chart:style-name="ch7">
              <text:p>Number of Particles [log(N)]</text:p>
            </chart:title>
            <chart:categories table:cell-range-address="Sheet1.E42:Sheet1.E58"/>
          </chart:axis>
          <chart:axis chart:dimension="y" chart:name="primary-y" chart:style-name="ch8">
            <chart:title svg:x="0.451cm" svg:y="10.117cm" chart:style-name="ch9">
              <text:p>Execution Time [log(sec)]</text:p>
            </chart:title>
            <chart:grid chart:style-name="ch10" chart:class="major"/>
          </chart:axis>
          <chart:series chart:style-name="ch11" chart:values-cell-range-address="Sheet1.E2:Sheet1.E18" chart:label-cell-address="Sheet1.A1:Sheet1.A1" chart:class="chart:scatter">
            <chart:domain table:cell-range-address="Sheet1.A2:Sheet1.A18"/>
            <chart:data-point chart:repeated="17"/>
          </chart:series>
          <chart:series chart:style-name="ch12" chart:values-cell-range-address="Sheet1.E23:Sheet1.E39" chart:label-cell-address="Sheet1.A22:Sheet1.A22" chart:class="chart:scatter">
            <chart:domain table:cell-range-address="Sheet1.A23:Sheet1.A39"/>
            <chart:data-point chart:repeated="17"/>
          </chart:series>
          <chart:series chart:style-name="ch13" chart:values-cell-range-address="Sheet1.E42:Sheet1.E58" chart:label-cell-address="Sheet1.A41:Sheet1.A41" chart:class="chart:scatter">
            <chart:domain table:cell-range-address="Sheet1.A42:Sheet1.A58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0 – Scattered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PU0 – optimized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A41:Sheet1.A41</svg:desc>
                </draw:g>
              </table:table-cell>
            </table:table-row>
          </table:table-header-rows>
          <table:table-rows>
            <table:table-row>
              <table:table-cell office:value-type="float" office:value="859.368888888889">
                <text:p>860</text:p>
                <draw:g>
                  <svg:desc>Sheet1.E42:Sheet1.E58</svg:desc>
                </draw:g>
              </table:table-cell>
              <table:table-cell office:value-type="float" office:value="800">
                <text:p>800</text:p>
                <draw:g>
                  <svg:desc>Sheet1.A2:Sheet1.A18</svg:desc>
                </draw:g>
              </table:table-cell>
              <table:table-cell office:value-type="float" office:value="15.069407">
                <text:p>15.069407</text:p>
                <draw:g>
                  <svg:desc>Sheet1.E2:Sheet1.E18</svg:desc>
                </draw:g>
              </table:table-cell>
              <table:table-cell office:value-type="float" office:value="800">
                <text:p>800</text:p>
                <draw:g>
                  <svg:desc>Sheet1.A23:Sheet1.A39</svg:desc>
                </draw:g>
              </table:table-cell>
              <table:table-cell office:value-type="float" office:value="1.17282">
                <text:p>1.17282</text:p>
                <draw:g>
                  <svg:desc>Sheet1.E23:Sheet1.E39</svg:desc>
                </draw:g>
              </table:table-cell>
              <table:table-cell office:value-type="float" office:value="800">
                <text:p>800</text:p>
                <draw:g>
                  <svg:desc>Sheet1.A42:Sheet1.A58</svg:desc>
                </draw:g>
              </table:table-cell>
              <table:table-cell office:value-type="float" office:value="859.368888888889">
                <text:p>859.368888888889</text:p>
                <draw:g>
                  <svg:desc>Sheet1.E42:Sheet1.E58</svg:desc>
                </draw:g>
              </table:table-cell>
            </table:table-row>
            <table:table-row>
              <table:table-cell office:value-type="float" office:value="657.836666666667">
                <text:p>660</text:p>
              </table:table-cell>
              <table:table-cell office:value-type="float" office:value="700">
                <text:p>700</text:p>
              </table:table-cell>
              <table:table-cell office:value-type="float" office:value="11.650202">
                <text:p>11.650202</text:p>
              </table:table-cell>
              <table:table-cell office:value-type="float" office:value="700">
                <text:p>700</text:p>
              </table:table-cell>
              <table:table-cell office:value-type="float" office:value="1.078195">
                <text:p>1.078195</text:p>
              </table:table-cell>
              <table:table-cell office:value-type="float" office:value="700">
                <text:p>700</text:p>
              </table:table-cell>
              <table:table-cell office:value-type="float" office:value="657.836666666667">
                <text:p>657.836666666667</text:p>
              </table:table-cell>
            </table:table-row>
            <table:table-row>
              <table:table-cell office:value-type="float" office:value="483.193333333333">
                <text:p>480</text:p>
              </table:table-cell>
              <table:table-cell office:value-type="float" office:value="600">
                <text:p>600</text:p>
              </table:table-cell>
              <table:table-cell office:value-type="float" office:value="8.648533">
                <text:p>8.648533</text:p>
              </table:table-cell>
              <table:table-cell office:value-type="float" office:value="600">
                <text:p>600</text:p>
              </table:table-cell>
              <table:table-cell office:value-type="float" office:value="0.940869">
                <text:p>0.940869</text:p>
              </table:table-cell>
              <table:table-cell office:value-type="float" office:value="600">
                <text:p>600</text:p>
              </table:table-cell>
              <table:table-cell office:value-type="float" office:value="483.193333333333">
                <text:p>483.193333333333</text:p>
              </table:table-cell>
            </table:table-row>
            <table:table-row>
              <table:table-cell office:value-type="float" office:value="335.438888888889">
                <text:p>340</text:p>
              </table:table-cell>
              <table:table-cell office:value-type="float" office:value="500">
                <text:p>500</text:p>
              </table:table-cell>
              <table:table-cell office:value-type="float" office:value="6.076359">
                <text:p>6.076359</text:p>
              </table:table-cell>
              <table:table-cell office:value-type="float" office:value="500">
                <text:p>500</text:p>
              </table:table-cell>
              <table:table-cell office:value-type="float" office:value="0.794147">
                <text:p>0.794147</text:p>
              </table:table-cell>
              <table:table-cell office:value-type="float" office:value="500">
                <text:p>500</text:p>
              </table:table-cell>
              <table:table-cell office:value-type="float" office:value="335.438888888889">
                <text:p>335.438888888889</text:p>
              </table:table-cell>
            </table:table-row>
            <table:table-row>
              <table:table-cell office:value-type="float" office:value="214.573333333333">
                <text:p>210</text:p>
              </table:table-cell>
              <table:table-cell office:value-type="float" office:value="400">
                <text:p>400</text:p>
              </table:table-cell>
              <table:table-cell office:value-type="float" office:value="3.930022">
                <text:p>3.930022</text:p>
              </table:table-cell>
              <table:table-cell office:value-type="float" office:value="400">
                <text:p>400</text:p>
              </table:table-cell>
              <table:table-cell office:value-type="float" office:value="0.659288">
                <text:p>0.659288</text:p>
              </table:table-cell>
              <table:table-cell office:value-type="float" office:value="400">
                <text:p>400</text:p>
              </table:table-cell>
              <table:table-cell office:value-type="float" office:value="214.573333333333">
                <text:p>214.573333333333</text:p>
              </table:table-cell>
            </table:table-row>
            <table:table-row>
              <table:table-cell office:value-type="float" office:value="120.596666666667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2.278287">
                <text:p>2.278287</text:p>
              </table:table-cell>
              <table:table-cell office:value-type="float" office:value="300">
                <text:p>300</text:p>
              </table:table-cell>
              <table:table-cell office:value-type="float" office:value="0.523096">
                <text:p>0.523096</text:p>
              </table:table-cell>
              <table:table-cell office:value-type="float" office:value="300">
                <text:p>300</text:p>
              </table:table-cell>
              <table:table-cell office:value-type="float" office:value="120.596666666667">
                <text:p>120.596666666667</text:p>
              </table:table-cell>
            </table:table-row>
            <table:table-row>
              <table:table-cell office:value-type="float" office:value="53.5088888888889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1.092116">
                <text:p>1.092116</text:p>
              </table:table-cell>
              <table:table-cell office:value-type="float" office:value="200">
                <text:p>200</text:p>
              </table:table-cell>
              <table:table-cell office:value-type="float" office:value="0.370603">
                <text:p>0.370603</text:p>
              </table:table-cell>
              <table:table-cell office:value-type="float" office:value="200">
                <text:p>200</text:p>
              </table:table-cell>
              <table:table-cell office:value-type="float" office:value="53.5088888888889">
                <text:p>53.5088888888889</text:p>
              </table:table-cell>
            </table:table-row>
            <table:table-row>
              <table:table-cell office:value-type="float" office:value="13.31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347888">
                <text:p>0.347888</text:p>
              </table:table-cell>
              <table:table-cell office:value-type="float" office:value="100">
                <text:p>100</text:p>
              </table:table-cell>
              <table:table-cell office:value-type="float" office:value="0.24637">
                <text:p>0.24637</text:p>
              </table:table-cell>
              <table:table-cell office:value-type="float" office:value="100">
                <text:p>100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10.769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30964">
                <text:p>0.30964</text:p>
              </table:table-cell>
              <table:table-cell office:value-type="float" office:value="90">
                <text:p>90</text:p>
              </table:table-cell>
              <table:table-cell office:value-type="float" office:value="0.219824">
                <text:p>0.219824</text:p>
              </table:table-cell>
              <table:table-cell office:value-type="float" office:value="90">
                <text:p>90</text:p>
              </table:table-cell>
              <table:table-cell office:value-type="float" office:value="10.769">
                <text:p>10.769</text:p>
              </table:table-cell>
            </table:table-row>
            <table:table-row>
              <table:table-cell office:value-type="float" office:value="8.49688888888889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254764">
                <text:p>0.254764</text:p>
              </table:table-cell>
              <table:table-cell office:value-type="float" office:value="80">
                <text:p>80</text:p>
              </table:table-cell>
              <table:table-cell office:value-type="float" office:value="0.219314">
                <text:p>0.219314</text:p>
              </table:table-cell>
              <table:table-cell office:value-type="float" office:value="80">
                <text:p>80</text:p>
              </table:table-cell>
              <table:table-cell office:value-type="float" office:value="8.49688888888889">
                <text:p>8.49688888888889</text:p>
              </table:table-cell>
            </table:table-row>
            <table:table-row>
              <table:table-cell office:value-type="float" office:value="6.49366666666667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226381">
                <text:p>0.226381</text:p>
              </table:table-cell>
              <table:table-cell office:value-type="float" office:value="70">
                <text:p>70</text:p>
              </table:table-cell>
              <table:table-cell office:value-type="float" office:value="0.211091">
                <text:p>0.211091</text:p>
              </table:table-cell>
              <table:table-cell office:value-type="float" office:value="70">
                <text:p>70</text:p>
              </table:table-cell>
              <table:table-cell office:value-type="float" office:value="6.49366666666667">
                <text:p>6.49366666666667</text:p>
              </table:table-cell>
            </table:table-row>
            <table:table-row>
              <table:table-cell office:value-type="float" office:value="4.75933333333333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194824">
                <text:p>0.194824</text:p>
              </table:table-cell>
              <table:table-cell office:value-type="float" office:value="60">
                <text:p>60</text:p>
              </table:table-cell>
              <table:table-cell office:value-type="float" office:value="0.181163">
                <text:p>0.181163</text:p>
              </table:table-cell>
              <table:table-cell office:value-type="float" office:value="60">
                <text:p>60</text:p>
              </table:table-cell>
              <table:table-cell office:value-type="float" office:value="4.75933333333333">
                <text:p>4.75933333333333</text:p>
              </table:table-cell>
            </table:table-row>
            <table:table-row>
              <table:table-cell office:value-type="float" office:value="3.29388888888889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169066">
                <text:p>0.169066</text:p>
              </table:table-cell>
              <table:table-cell office:value-type="float" office:value="50">
                <text:p>50</text:p>
              </table:table-cell>
              <table:table-cell office:value-type="float" office:value="0.197414">
                <text:p>0.197414</text:p>
              </table:table-cell>
              <table:table-cell office:value-type="float" office:value="50">
                <text:p>50</text:p>
              </table:table-cell>
              <table:table-cell office:value-type="float" office:value="3.29388888888889">
                <text:p>3.29388888888889</text:p>
              </table:table-cell>
            </table:table-row>
            <table:table-row>
              <table:table-cell office:value-type="float" office:value="2.09733333333333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.149529">
                <text:p>0.149529</text:p>
              </table:table-cell>
              <table:table-cell office:value-type="float" office:value="40">
                <text:p>40</text:p>
              </table:table-cell>
              <table:table-cell office:value-type="float" office:value="0.156241">
                <text:p>0.156241</text:p>
              </table:table-cell>
              <table:table-cell office:value-type="float" office:value="40">
                <text:p>40</text:p>
              </table:table-cell>
              <table:table-cell office:value-type="float" office:value="2.09733333333333">
                <text:p>2.09733333333333</text:p>
              </table:table-cell>
            </table:table-row>
            <table:table-row>
              <table:table-cell office:value-type="float" office:value="1.16966666666667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145586">
                <text:p>0.145586</text:p>
              </table:table-cell>
              <table:table-cell office:value-type="float" office:value="30">
                <text:p>30</text:p>
              </table:table-cell>
              <table:table-cell office:value-type="float" office:value="0.155781">
                <text:p>0.155781</text:p>
              </table:table-cell>
              <table:table-cell office:value-type="float" office:value="30">
                <text:p>30</text:p>
              </table:table-cell>
              <table:table-cell office:value-type="float" office:value="1.16966666666667">
                <text:p>1.16966666666667</text:p>
              </table:table-cell>
            </table:table-row>
            <table:table-row>
              <table:table-cell office:value-type="float" office:value="0.510888888888889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137258">
                <text:p>0.137258</text:p>
              </table:table-cell>
              <table:table-cell office:value-type="float" office:value="20">
                <text:p>20</text:p>
              </table:table-cell>
              <table:table-cell office:value-type="float" office:value="0.144117">
                <text:p>0.144117</text:p>
              </table:table-cell>
              <table:table-cell office:value-type="float" office:value="20">
                <text:p>20</text:p>
              </table:table-cell>
              <table:table-cell office:value-type="float" office:value="0.510888888888889">
                <text:p>0.510888888888889</text:p>
              </table:table-cell>
            </table:table-row>
            <table:table-row>
              <table:table-cell office:value-type="float" office:value="0.121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13951">
                <text:p>0.13951</text:p>
              </table:table-cell>
              <table:table-cell office:value-type="float" office:value="10">
                <text:p>10</text:p>
              </table:table-cell>
              <table:table-cell office:value-type="float" office:value="0.121006">
                <text:p>0.121006</text:p>
              </table:table-cell>
              <table:table-cell office:value-type="float" office:value="10">
                <text:p>10</text:p>
              </table:table-cell>
              <table:table-cell office:value-type="float" office:value="0.121">
                <text:p>0.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